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0b4c0b" officeooo:paragraph-rsid="000b4c0b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17afd5" officeooo:paragraph-rsid="0017afd5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17afd5" officeooo:paragraph-rsid="001c1523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2cm" style:auto-text-indent="false">
        <style:tab-stops/>
      </style:paragraph-properties>
      <style:text-properties fo:font-weight="bold" officeooo:rsid="000b4c0b" officeooo:paragraph-rsid="000b4c0b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1a3296" officeooo:paragraph-rsid="001a3296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1d3237" officeooo:paragraph-rsid="001d3237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17afd5" officeooo:paragraph-rsid="001c1523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2cm" style:auto-text-indent="false">
        <style:tab-stops/>
      </style:paragraph-properties>
      <style:text-properties officeooo:rsid="00200a08" officeooo:paragraph-rsid="00200a08"/>
    </style:style>
    <style:style style:name="T1" style:family="text">
      <style:text-properties officeooo:rsid="000cb5b2"/>
    </style:style>
    <style:style style:name="T2" style:family="text">
      <style:text-properties officeooo:rsid="000f9230"/>
    </style:style>
    <style:style style:name="T3" style:family="text">
      <style:text-properties officeooo:rsid="00190810"/>
    </style:style>
    <style:style style:name="T4" style:family="text">
      <style:text-properties officeooo:rsid="001ed09a"/>
    </style:style>
    <style:style style:name="T5" style:family="text">
      <style:text-properties officeooo:rsid="00200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DD de Aberration<text:span text:style-name="T4">s Prison</text:span></text:p>
      <text:p text:style-name="P1"/>
      <text:p text:style-name="P1">O jogo se passa em um futuro distópico em que o mundo esta passando por uma pandemia global de um vírus que torna o ser humano um animal carnívoro impulsivo, o vírus se manifesta afetando as células cerebrais. Os seres humanos infectados são considerados verdadeiras aberrações, tendo quando infectados modificações corporais horríveis como garras e ferimentos de sangue. As aberrações são presas em quarentena inspecionada até que a cura para essas pessoas seja encontrada. <text:span text:style-name="T1">Cada ser humano preso em sua jaula particular pra evitar a interação de com os outros tem uma quantidade de comida e água por dia determinadas fornecidas diariamente. Porém o número de infectados aumenta com o tempo e como os países </text:span><text:span text:style-name="T2">não conseguem lidar com um número alto de pessoas infectadas, muitos são obrigados a se enjaularem com outras pessoas, as pessoas ficam se matando dentro das selas das cadeias de aberrações.</text:span></text:p>
      <text:p text:style-name="P3">Claudia é <text:span text:style-name="T5">uma moradora de bairro periférico e acompanha com preocupação as notícias sobre a pandemia. Ela esta infectada e quando policiais entram em sua casa para prisão de aberrações encontram Claudia transformada. Porém ela mesma é </text:span>a única que consegue controlar o modo aberração dela, transitando entre o modo aberração e o modo humano, <text:span text:style-name="T5">mantendo a sanidade entre os dois modos e se contendo quanto aos seus instintos no modo aberração</text:span>.</text:p>
      <text:p text:style-name="P8">Claudia é confundida com mais uma aberração incontrolável e sem um médico na operação policial ela é levada para a cadeia de aberrações mais próxima.</text:p>
      <text:p text:style-name="P3"/>
      <text:p text:style-name="P6">Jogabilidade</text:p>
      <text:p text:style-name="P3"/>
      <text:p text:style-name="P3">Enfrente inimigos em diversas selas da prisão e sobreviva até o próximo dia, junte provas que consegue controlar seu modo aberração e vá atrás <text:span text:style-name="T3">dos guardas para entregar as provas. E saia da prisão.</text:span></text:p>
      <text:p text:style-name="P2"/>
      <text:p text:style-name="P5">Jogo desenvolvido em Godot em gdscript para a Acerola Jam 0.</text:p>
      <text:p text:style-name="P5">Gênero: Terror, Aberration, Prison, Surviv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8:52:57.760873358</meta:creation-date>
    <meta:generator>LibreOffice/7.3.7.2$Linux_X86_64 LibreOffice_project/30$Build-2</meta:generator>
    <dc:date>2024-03-11T23:36:46.744562702</dc:date>
    <meta:editing-duration>PT57M10S</meta:editing-duration>
    <meta:editing-cycles>6</meta:editing-cycles>
    <meta:document-statistic meta:table-count="0" meta:image-count="0" meta:object-count="0" meta:page-count="1" meta:paragraph-count="8" meta:word-count="298" meta:character-count="1824" meta:non-whitespace-character-count="1534"/>
  </office:meta>
</office:document-meta>
</file>